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5" style:family="paragraph" style:parent-style-name="Standard">
      <style:paragraph-properties fo:margin-left="2.501cm" fo:margin-right="0cm" fo:text-align="justify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2.501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8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9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10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11" style:family="paragraph" style:parent-style-name="Standard" style:list-style-name="L4">
      <style:paragraph-properties fo:text-align="justify" style:justify-single-word="false" fo:orphans="2" fo:widows="2"/>
      <style:text-properties fo:font-variant="normal" fo:text-transform="none" fo:color="#333333" style:font-name="Roboto" fo:font-size="12pt" fo:letter-spacing="normal" fo:font-style="normal" fo:font-weight="normal"/>
    </style:style>
    <style:style style:name="P12" style:family="paragraph" style:parent-style-name="Standard">
      <style:paragraph-properties fo:margin-left="2.501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13" style:family="paragraph" style:parent-style-name="Standard">
      <style:paragraph-properties fo:margin-left="2.501cm" fo:margin-right="0cm" fo:text-align="justify" style:justify-single-word="false" fo:orphans="2" fo:widows="2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15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16" style:family="paragraph" style:parent-style-name="Standard" style:list-style-name="L4">
      <style:paragraph-properties fo:margin-left="2.501cm" fo:margin-right="0cm" fo:text-align="justify" style:justify-single-word="false" fo:orphans="2" fo:widows="2" fo:text-indent="-0.635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Roboto" fo:font-size="12pt" fo:letter-spacing="normal" fo:font-style="normal" fo:font-weight="bold"/>
    </style:style>
    <style:style style:name="T2" style:family="text">
      <style:text-properties fo:font-variant="normal" fo:text-transform="none" fo:color="#333333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Roboto" fo:font-size="12pt" fo:letter-spacing="normal" fo:language="en" fo:country="none" fo:font-style="normal" fo:font-weight="normal"/>
    </style:style>
    <style:style style:name="T4" style:family="text">
      <style:text-properties fo:font-variant="normal" fo:text-transform="none" fo:color="#333333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Ekran nr 1 </text:span></text:span><text:span text:style-name="T4">– </text:span><text:span text:style-name="T2">Users:</text:span></text:p>
      <text:p text:style-name="P4"/>
      <text:list xml:id="list4681999742240809939" text:style-name="L1">
        <text:list-item>
          <text:p text:style-name="P8">Rejestracja nowego użytkownika</text:p>
        </text:list-item>
      </text:list>
      <text:p text:style-name="P6">Kroki:</text:p>
      <text:p text:style-name="P5"><text:span text:style-name="T2">Wysłanie żądania POST </text:span><text:span text:style-name="Source_20_Text"><text:span text:style-name="T2">/user/register</text:span></text:span><text:span text:style-name="T2"> z poprawnym loginem i hasłem </text:span></text:p>
      <text:p text:style-name="P6">Oczekiwany rezultat:</text:p>
      <text:p text:style-name="P5"><text:span text:style-name="T2">Status 200 OK, użytkownik zostaje utworzony, odpowiedź zawiera jego ID oraz flagę </text:span><text:span text:style-name="Source_20_Text"><text:span text:style-name="T2">isNew = true</text:span></text:span> </text:p>
      <text:p text:style-name="P2"/>
      <text:list xml:id="list38516718" text:continue-numbering="true" text:style-name="L1">
        <text:list-item>
          <text:p text:style-name="P8">Rejestracja istniejącego użytkownika</text:p>
        </text:list-item>
      </text:list>
      <text:p text:style-name="P6">Kroki:</text:p>
      <text:p text:style-name="P5"><text:span text:style-name="Source_20_Text"><text:span text:style-name="T2">Wysłanie żądania POST /user/register z istniejącym loginem </text:span></text:span></text:p>
      <text:p text:style-name="P5"><text:span text:style-name="Source_20_Text"><text:span text:style-name="T2">Oczekiwany rezultat:</text:span></text:span></text:p>
      <text:p text:style-name="P5"><text:span text:style-name="Source_20_Text"><text:span text:style-name="T2">Status 200 OK, odpowiedź zawiera isNew = false, brak utworzenia nowego użytkownika </text:span></text:span></text:p>
      <text:p text:style-name="P1"/>
      <text:list xml:id="list38515472" text:continue-numbering="true" text:style-name="L1">
        <text:list-item>
          <text:p text:style-name="P8">Rejestracja bez danych</text:p>
        </text:list-item>
      </text:list>
      <text:p text:style-name="P6">Kroki:</text:p>
      <text:p text:style-name="P6">Wysyłanie żądania POST/user/register bez body</text:p>
      <text:p text:style-name="P6">Oczekiwany rezultat:</text:p>
      <text:p text:style-name="P6">Status 400 Bad Request, błąd walidacji danych wejściowych</text:p>
      <text:p text:style-name="P2"/>
      <text:list xml:id="list38520420" text:continue-numbering="true" text:style-name="L1">
        <text:list-item>
          <text:p text:style-name="P8">Logowanie (poprawne dane)</text:p>
        </text:list-item>
      </text:list>
      <text:p text:style-name="P6">Kroki:</text:p>
      <text:p text:style-name="P6">Wysyłanie żądania POST/user/login z poprawnymi danymi</text:p>
      <text:p text:style-name="P6">poprawne dane do logowania</text:p>
      <text:p text:style-name="P6">Oczekiwany rezultat:</text:p>
      <text:p text:style-name="P6">Status 200, odpowiedź zawiera identyfikator użytkownika</text:p>
      <text:p text:style-name="P2"/>
      <text:list xml:id="list38503408" text:continue-numbering="true" text:style-name="L1">
        <text:list-item>
          <text:p text:style-name="P8">Logowanie (niepoprawne hasło)</text:p>
        </text:list-item>
      </text:list>
      <text:p text:style-name="P6">Kroki:</text:p>
      <text:p text:style-name="P6">Wysłanie żądania POST/user/login z poprawnym loginem i niepoprawnycm hasłem</text:p>
      <text:p text:style-name="P6">Oczekiwany rezultat:</text:p>
      <text:p text:style-name="P6">Status 401 Unauthorized</text:p>
      <text:p text:style-name="P2"/>
      <text:list xml:id="list38507619" text:continue-numbering="true" text:style-name="L1">
        <text:list-item>
          <text:p text:style-name="P8">Logowanie (niepoprawny login)</text:p>
        </text:list-item>
      </text:list>
      <text:p text:style-name="P6">Kroki:</text:p>
      <text:p text:style-name="P6">Wysłanie żądania POST/user/login zawierającego nieistniejący login</text:p>
      <text:p text:style-name="P6">Oczekiwany rezultat:</text:p>
      <text:p text:style-name="P6">Status 401 Unauthorized</text:p>
      <text:p text:style-name="P6"/>
      <text:list xml:id="list38516915" text:continue-numbering="true" text:style-name="L1">
        <text:list-item>
          <text:p text:style-name="P8"><text:s/>Walidacja pustych pól</text:p>
        </text:list-item>
      </text:list>
      <text:p text:style-name="P6">Kroki: </text:p>
      <text:p text:style-name="P6">Wysłanie żądania POST/user/login z pustymi polami</text:p>
      <text:p text:style-name="P6">Oczekiwany rezultat:</text:p>
      <text:p text:style-name="P6">Status 400 Bad Request, błąd walidacji</text:p>
      <text:p text:style-name="P4"/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1"/></text:span></text:p>
      <text:p text:style-name="P3"><text:span text:style-name="Strong_20_Emphasis"><text:span text:style-name="T1">Ekran nr 2 </text:span></text:span><text:span text:style-name="T2">– Titles </text:span></text:p>
      <text:p text:style-name="P4"/>
      <text:list xml:id="list26723812379437075" text:style-name="L2">
        <text:list-item>
          <text:p text:style-name="P9">Dodanie tytułu</text:p>
        </text:list-item>
      </text:list>
      <text:p text:style-name="P6">Kroki: </text:p>
      <text:p text:style-name="P5"><text:span text:style-name="T2">Wysłanie żądania POST </text:span><text:span text:style-name="Source_20_Text"><text:span text:style-name="T2">/titles/</text:span></text:span><text:span text:style-name="T2"> z poprawnym body (userId, author, title, year) </text:span></text:p>
      <text:p text:style-name="P6">Oczekiwany rezultat:</text:p>
      <text:p text:style-name="P6">Status 200 OK, odpowiedź zawiera ID utworzonego tytułu </text:p>
      <text:p text:style-name="P2"/>
      <text:list xml:id="list38500345" text:continue-numbering="true" text:style-name="L2">
        <text:list-item>
          <text:p text:style-name="P9">Pobranie listy tytułów</text:p>
        </text:list-item>
      </text:list>
      <text:p text:style-name="P6">Kroki: </text:p>
      <text:p text:style-name="P5"><text:span text:style-name="T2">Wysłanie żądania GET </text:span><text:span text:style-name="Source_20_Text"><text:span text:style-name="T2">/titles/?userId=</text:span></text:span></text:p>
      <text:p text:style-name="P6">Oczekiwany rezultat:</text:p>
      <text:p text:style-name="P5"><text:span text:style-name="T2">Status 20</text:span>0<text:span text:style-name="T2"> OK, odpowiedź zawiera listę tytułów w formacie JSON </text:span></text:p>
      <text:p text:style-name="P5"><text:span text:style-name="T2"/></text:p>
      <text:list xml:id="list38497791" text:continue-numbering="true" text:style-name="L2">
        <text:list-item>
          <text:p text:style-name="P9">Pobranie listy tytułów bez userId</text:p>
        </text:list-item>
      </text:list>
      <text:p text:style-name="P6">Kroki: </text:p>
      <text:p text:style-name="P5"><text:span text:style-name="T2">Wysłanie żądania GET </text:span><text:span text:style-name="Source_20_Text"><text:span text:style-name="T2">/titles/</text:span></text:span></text:p>
      <text:p text:style-name="P6">Oczekiwany rezultat:</text:p>
      <text:p text:style-name="P6"><text:span text:style-name="T2">Status 400 Bad Request</text:span></text:p>
      <text:p text:style-name="P6"/>
      <text:list xml:id="list38504224" text:continue-numbering="true" text:style-name="L2">
        <text:list-item>
          <text:p text:style-name="P9">Pobranie listy tytułów bez autoryzacji </text:p>
        </text:list-item>
      </text:list>
      <text:p text:style-name="P4"><text:tab/><text:tab/>Kroki:</text:p>
      <text:p text:style-name="P4"><text:tab/><text:tab/>Wysłanie żądania GET/titles/?userId= bez logowania/tokena</text:p>
      <text:p text:style-name="P4"><text:tab/><text:tab/>Oczekiwany rezultat:</text:p>
      <text:p text:style-name="P4"><text:tab/><text:tab/>Status 401 Unauthorized</text:p>
      <text:p text:style-name="P4"/>
      <text:list xml:id="list38520370" text:continue-numbering="true" text:style-name="L2">
        <text:list-item>
          <text:p text:style-name="P9">Dodanie tytułu bez autora</text:p>
        </text:list-item>
      </text:list>
      <text:p text:style-name="P6">Kroki:</text:p>
      <text:p text:style-name="P5"><text:span text:style-name="T2">Wysłanie żądania PO</text:span><text:span text:style-name="Source_20_Text"><text:span text:style-name="T2">ST /titles/ bez pola author </text:span></text:span></text:p>
      <text:p text:style-name="P6">Oczekiwany rezultat:</text:p>
      <text:p text:style-name="P6">Status 400 Bad Request </text:p>
      <text:p text:style-name="P2"/>
      <text:list xml:id="list38516221" text:continue-numbering="true" text:style-name="L2">
        <text:list-item>
          <text:p text:style-name="P9">Dodanie tytułu bez nazwy</text:p>
        </text:list-item>
      </text:list>
      <text:p text:style-name="P6">Kroki:</text:p>
      <text:p text:style-name="P6">Wysłanie żądania POST/titles/ bez pola title</text:p>
      <text:p text:style-name="P6">Oczekiwany rezultat:</text:p>
      <text:p text:style-name="P6">Status 400 Bad Request</text:p>
      <text:p text:style-name="P2"/>
      <text:list xml:id="list38517515" text:continue-numbering="true" text:style-name="L2">
        <text:list-item>
          <text:p text:style-name="P9">Dodanie roku publikacji książki bez tytułu i autora</text:p>
        </text:list-item>
      </text:list>
      <text:p text:style-name="P6">Kroki:</text:p>
      <text:p text:style-name="P6">Wysłanie żądania POST/titles/ bez pól title, author</text:p>
      <text:p text:style-name="P6">Oczekiwany rezultat:</text:p>
      <text:p text:style-name="P6">Status 400 Bad Request</text:p>
      <text:p text:style-name="P2"/>
      <text:list xml:id="list38526017" text:continue-numbering="true" text:style-name="L2">
        <text:list-item>
          <text:p text:style-name="P9">Edycja tytułu</text:p>
        </text:list-item>
      </text:list>
      <text:p text:style-name="P6">Kroki:</text:p>
      <text:p text:style-name="P6">Wywołanie żądania PUT/titles/ z poprawnymi danymi</text:p>
      <text:p text:style-name="P6">Oczekiwany rezultat:</text:p>
      <text:p text:style-name="P6">Status 200 OK, dane tytułu zostają zaktualizowane</text:p>
      <text:p text:style-name="P2"/>
      <text:p text:style-name="P2"/>
      <text:list xml:id="list38510189" text:continue-numbering="true" text:style-name="L2">
        <text:list-item>
          <text:p text:style-name="P9"><text:soft-page-break/>Edycja nieistniejącego tytułu</text:p>
        </text:list-item>
      </text:list>
      <text:p text:style-name="P6">Kroki:</text:p>
      <text:p text:style-name="P6">Wysłanie żądania PUT z nieistniejącym ID</text:p>
      <text:p text:style-name="P6">Oczekiwany rezultat:</text:p>
      <text:p text:style-name="P6">Status 404 Not Found</text:p>
      <text:p text:style-name="P2"/>
      <text:list xml:id="list38502838" text:continue-numbering="true" text:style-name="L2">
        <text:list-item>
          <text:p text:style-name="P9">Usunięcie tytułu</text:p>
        </text:list-item>
      </text:list>
      <text:p text:style-name="P6">Kroki:</text:p>
      <text:p text:style-name="P6">Wysłanie żądania DELETE/titles/?userId=&amp;id=</text:p>
      <text:p text:style-name="P6">Oczekiwany rezultat:</text:p>
      <text:p text:style-name="P4"><text:tab/><text:tab/>Status 200 OK, tytuł zostaje usunięty</text:p>
      <text:p text:style-name="P6"/>
      <text:list xml:id="list38521073" text:continue-numbering="true" text:style-name="L2">
        <text:list-item>
          <text:p text:style-name="P9">Usunięcie nieistniejącego tytułu</text:p>
        </text:list-item>
      </text:list>
      <text:p text:style-name="P6">Kroki: </text:p>
      <text:p text:style-name="P6">Wysłanie żądania DELETE/titles/?userId=&amp;id=</text:p>
      <text:p text:style-name="P6">Oczekiwany rezultat:</text:p>
      <text:p text:style-name="P6">Status 404, Not Found</text:p>
      <text:p text:style-name="P6"/>
      <text:list xml:id="list38507694" text:continue-numbering="true" text:style-name="L2">
        <text:list-item>
          <text:p text:style-name="P9">Brak autoryzacji (BUG)</text:p>
        </text:list-item>
      </text:list>
      <text:p text:style-name="P6">Kroki:</text:p>
      <text:p text:style-name="P6">Wysłanie żądania POST/titles/ bez logowania/tokena</text:p>
      <text:p text:style-name="P6">Oczekiwany rezultat:</text:p>
      <text:p text:style-name="P6">Status 401 Unauthorized</text:p>
      <text:p text:style-name="P6"/>
      <text:list xml:id="list38514457" text:continue-numbering="true" text:style-name="L2">
        <text:list-item>
          <text:p text:style-name="P9">Edge case – bardzo długi tytuł</text:p>
        </text:list-item>
      </text:list>
      <text:p text:style-name="P6">Kroki:</text:p>
      <text:p text:style-name="P6">Wysłanie żądania POST/titles/ z bardzo długim tytułem </text:p>
      <text:p text:style-name="P6">Oczekiwany rezultat:</text:p>
      <text:p text:style-name="P6">Status 400 Bad Request</text:p>
      <text:p text:style-name="P4"/>
      <text:p text:style-name="P3"><text:span text:style-name="Strong_20_Emphasis"><text:span text:style-name="T1">Ekran nr 3 </text:span></text:span><text:span text:style-name="T2">– Items</text:span></text:p>
      <text:p text:style-name="P4"/>
      <text:list xml:id="list1986108353165320512" text:style-name="L3">
        <text:list-item>
          <text:p text:style-name="P10">Dodanie egzemplarza</text:p>
        </text:list-item>
      </text:list>
      <text:p text:style-name="P6">Kroki:</text:p>
      <text:p text:style-name="P6">Wysłanie żądania POST/items/ z poprawnym body</text:p>
      <text:p text:style-name="P6">Oczekiwany rezultat:</text:p>
      <text:p text:style-name="P6">Status 200 OK, zwracany ID egzemplarza</text:p>
      <text:p text:style-name="P2"/>
      <text:list xml:id="list38502694" text:continue-numbering="true" text:style-name="L3">
        <text:list-item>
          <text:p text:style-name="P10">Pobranie listy egzemplarzy</text:p>
        </text:list-item>
      </text:list>
      <text:p text:style-name="P6">Kroki:</text:p>
      <text:p text:style-name="P6">Wysłanie żądania GET/items/?userId=&amp;titleId=</text:p>
      <text:p text:style-name="P6">Oczekiwany rezultat::</text:p>
      <text:p text:style-name="P6">Status 200 OK, odpowiedź zawiera listę egzemplarzy</text:p>
      <text:p text:style-name="P6"/>
      <text:list xml:id="list38508682" text:continue-numbering="true" text:style-name="L3">
        <text:list-item>
          <text:p text:style-name="P10">Pobranie listy egzemplarzy bez userId</text:p>
        </text:list-item>
      </text:list>
      <text:p text:style-name="P6">Kroki:</text:p>
      <text:p text:style-name="P6">Wysłanie żądania GET/items/</text:p>
      <text:p text:style-name="P6">Oczekiwany rezultat::</text:p>
      <text:p text:style-name="P6">Status 400 Bad Request</text:p>
      <text:p text:style-name="P6"/>
      <text:p text:style-name="P6"/>
      <text:p text:style-name="P6"/>
      <text:list xml:id="list38507895" text:continue-numbering="true" text:style-name="L3">
        <text:list-item>
          <text:p text:style-name="P10"><text:soft-page-break/>Pobranie listy egzemplarzy bez autoryzacji </text:p>
        </text:list-item>
      </text:list>
      <text:p text:style-name="P4"><text:tab/><text:tab/>Kroki:</text:p>
      <text:p text:style-name="P4"><text:tab/><text:tab/>Wysłanie żądania GET/items/?userId= bez logowania/tokena</text:p>
      <text:p text:style-name="P4"><text:tab/><text:tab/>Oczekiwany rezultat:</text:p>
      <text:p text:style-name="P4"><text:tab/><text:tab/>Status 401 Unauthorized</text:p>
      <text:p text:style-name="P2"/>
      <text:list xml:id="list38523474" text:continue-numbering="true" text:style-name="L3">
        <text:list-item>
          <text:p text:style-name="P10">Dodanie egzemplarza bez titleId</text:p>
          <text:list>
            <text:list-item>
              <text:list>
                <text:list-header>
                  <text:p text:style-name="P10">Kroki:</text:p>
                  <text:p text:style-name="P10">Wysłanie żądania POST/items/ bez pola titleID</text:p>
                </text:list-header>
              </text:list>
            </text:list-item>
          </text:list>
        </text:list-item>
      </text:list>
      <text:p text:style-name="P4"><text:tab/><text:tab/>Oczekiwany rezultat:</text:p>
      <text:p text:style-name="P6">Status 400 Bad Request</text:p>
      <text:p text:style-name="P6"/>
      <text:list xml:id="list38521359" text:continue-numbering="true" text:style-name="L3">
        <text:list-item>
          <text:p text:style-name="P10">Edycja egzemplarza</text:p>
        </text:list-item>
      </text:list>
      <text:p text:style-name="P6">Kroki: </text:p>
      <text:p text:style-name="P6">Wysłanie żądania PUT/items/</text:p>
      <text:p text:style-name="P6">Oczekiwany rezultat:</text:p>
      <text:p text:style-name="P6">Status 200 OK</text:p>
      <text:p text:style-name="P6"/>
      <text:list xml:id="list38517854" text:continue-numbering="true" text:style-name="L3">
        <text:list-item>
          <text:p text:style-name="P10">Edycja nieistniejącego egzemplarza</text:p>
          <text:list>
            <text:list-item>
              <text:list>
                <text:list-header>
                  <text:p text:style-name="P10">Kroki:</text:p>
                  <text:p text:style-name="P10">Wysłanie żądanie PUT/items/</text:p>
                  <text:p text:style-name="P10">Oczekiwany rezultat:</text:p>
                  <text:p text:style-name="P10">Status 404 Not Found</text:p>
                  <text:p text:style-name="P10"/>
                </text:list-header>
              </text:list>
            </text:list-item>
          </text:list>
        </text:list-item>
        <text:list-item>
          <text:p text:style-name="P10">Usunięcie egzemplarza </text:p>
        </text:list-item>
      </text:list>
      <text:p text:style-name="P6">Kroki:</text:p>
      <text:p text:style-name="P6">Wysłanie żądania DELETE/items/?userId=&amp;id=</text:p>
      <text:p text:style-name="P6">Oczekiwany rezultat:</text:p>
      <text:p text:style-name="P6">Status 200 OK</text:p>
      <text:p text:style-name="P6"/>
      <text:list xml:id="list38497173" text:continue-numbering="true" text:style-name="L3">
        <text:list-item>
          <text:p text:style-name="P10">Usunięcie nieistniejącego egzemplarza</text:p>
        </text:list-item>
      </text:list>
      <text:p text:style-name="P6">Kroki:</text:p>
      <text:p text:style-name="P6">Wysłanie żądania DELETE/items/?userId=&amp;id=9999</text:p>
      <text:p text:style-name="P6">Oczekiwany rezultat:</text:p>
      <text:p text:style-name="P6">Status 404 Not Found</text:p>
      <text:p text:style-name="P6"/>
      <text:list xml:id="list38523773" text:continue-numbering="true" text:style-name="L3">
        <text:list-item>
          <text:p text:style-name="P10">Edge case – data przyszła</text:p>
        </text:list-item>
      </text:list>
      <text:p text:style-name="P6">Kroki:</text:p>
      <text:p text:style-name="P6">Wysłanie żądanie POST/items/ z datą zakupu w przyszłości</text:p>
      <text:p text:style-name="P6">Oczekiwany rezultat:</text:p>
      <text:p text:style-name="P6">Status 400 Bad Request</text:p>
      <text:p text:style-name="P6"/>
      <text:list xml:id="list38495054" text:continue-numbering="true" text:style-name="L3">
        <text:list-item>
          <text:p text:style-name="P10">Brak autoryzacji (BUG)</text:p>
        </text:list-item>
      </text:list>
      <text:p text:style-name="P6">Kroki:</text:p>
      <text:p text:style-name="P6">Wysłanie żądania POST/items/ bez tokena</text:p>
      <text:p text:style-name="P6">Oczekiwany rezultat:</text:p>
      <text:p text:style-name="P6">Status 401 Unauthorized</text:p>
      <text:p text:style-name="P4"/>
      <text:p text:style-name="P4"/>
      <text:p text:style-name="P4"/>
      <text:p text:style-name="P4"/>
      <text:p text:style-name="P4"/>
      <text:p text:style-name="P3"><text:soft-page-break/><text:span text:style-name="Strong_20_Emphasis"><text:span text:style-name="T1">Ekran nr 4/5 </text:span></text:span><text:span text:style-name="T2">– Rents</text:span></text:p>
      <text:p text:style-name="P3"/>
      <text:list xml:id="list4798057911124560620" text:style-name="L4">
        <text:list-item>
          <text:p text:style-name="P11">Dodanie wypożyczenia </text:p>
        </text:list-item>
      </text:list>
      <text:p text:style-name="P6">Kroki:</text:p>
      <text:p text:style-name="P5"><text:span text:style-name="T3">Wysłanie żądanie POST/rents/ z poprawnym body</text:span></text:p>
      <text:p text:style-name="P6">Oczekiwany rezultat:</text:p>
      <text:p text:style-name="P6">Status 200 OK</text:p>
      <text:p text:style-name="P6"/>
      <text:list xml:id="list38511788" text:continue-numbering="true" text:style-name="L4">
        <text:list-item>
          <text:p text:style-name="P11">Pobranie listy wypożyczeń </text:p>
        </text:list-item>
      </text:list>
      <text:p text:style-name="P6">Kroki:</text:p>
      <text:p text:style-name="P6">Wysłanie żądania GET/rents/?userId=&amp;itemId=</text:p>
      <text:p text:style-name="P6">Oczekiwany rezultat:</text:p>
      <text:p text:style-name="P6">Status 200 OK, lista wypożyczeń</text:p>
      <text:p text:style-name="P4"/>
      <text:list xml:id="list38500314" text:continue-numbering="true" text:style-name="L4">
        <text:list-item>
          <text:p text:style-name="P11">Pobranie listy wypożyczeń bez userId</text:p>
          <text:list>
            <text:list-item>
              <text:list>
                <text:list-header>
                  <text:p text:style-name="P11">Kroki:</text:p>
                  <text:p text:style-name="P11">Wysłanie żądania GET/rents/</text:p>
                  <text:p text:style-name="P11">Oczekiwany rezultat:</text:p>
                  <text:p text:style-name="P11">Status 400 Bad request</text:p>
                </text:list-header>
              </text:list>
            </text:list-item>
          </text:list>
        </text:list-item>
      </text:list>
      <text:p text:style-name="P2"/>
      <text:list xml:id="list38517620" text:continue-numbering="true" text:style-name="L4">
        <text:list-item>
          <text:p text:style-name="P11">Pobranie listy wypożyczeń bez autoryzacji</text:p>
        </text:list-item>
      </text:list>
      <text:p text:style-name="P4"><text:tab/><text:tab/>Kroki:</text:p>
      <text:p text:style-name="P4"><text:tab/><text:tab/>Wysłanie żądania GET/rents/?userId= bez logowania/tokena</text:p>
      <text:p text:style-name="P4"><text:tab/><text:tab/>Oczekiwany rezultat:</text:p>
      <text:p text:style-name="P4"><text:tab/><text:tab/>Status 401 Unauthorized</text:p>
      <text:p text:style-name="P2"/>
      <text:list xml:id="list38498411" text:continue-numbering="true" text:style-name="L4">
        <text:list-item>
          <text:p text:style-name="P11">Dodanie wypożyczenia bez klienta</text:p>
        </text:list-item>
      </text:list>
      <text:p text:style-name="P6">Kroki:</text:p>
      <text:p text:style-name="P6">Wysłanie żądania POST/rents/ bez customerName</text:p>
      <text:p text:style-name="P6">Oczekiwany rezultat:</text:p>
      <text:p text:style-name="P6">Status 400 Bad request</text:p>
      <text:p text:style-name="P1"/>
      <text:list xml:id="list38497454" text:continue-numbering="true" text:style-name="L4">
        <text:list-item>
          <text:p text:style-name="P11">Edycja wypożyczenia </text:p>
        </text:list-item>
      </text:list>
      <text:p text:style-name="P6">Kroki:</text:p>
      <text:p text:style-name="P6">Wysłanie żądania PUT/rents/</text:p>
      <text:p text:style-name="P6">Oczekiwany rezultat:</text:p>
      <text:p text:style-name="P6">Status 200, OK</text:p>
      <text:p text:style-name="P6"/>
      <text:list xml:id="list38508327" text:continue-numbering="true" text:style-name="L4">
        <text:list-item>
          <text:p text:style-name="P11">Edycja nieistniejącego wypożyczenia</text:p>
          <text:list>
            <text:list-item>
              <text:list>
                <text:list-header>
                  <text:p text:style-name="P11">Kroki:</text:p>
                  <text:p text:style-name="P11">Wysłanie żądania PUT/rents/</text:p>
                  <text:p text:style-name="P11">Oczekiwany rezultat:</text:p>
                  <text:p text:style-name="P11">Status 404 Not Found</text:p>
                  <text:p text:style-name="P11"/>
                </text:list-header>
              </text:list>
            </text:list-item>
          </text:list>
        </text:list-item>
        <text:list-item>
          <text:p text:style-name="P11">Usunięcie wypożyczenia </text:p>
        </text:list-item>
      </text:list>
      <text:p text:style-name="P6">Kroki:</text:p>
      <text:p text:style-name="P6">Wysłanie żądania DELETE/rents/?userId=&amp;id=</text:p>
      <text:p text:style-name="P6">Oczekiwany rezultat:</text:p>
      <text:p text:style-name="P6">Status 200 OK</text:p>
      <text:p text:style-name="P4"/>
      <text:p text:style-name="P4"/>
      <text:p text:style-name="P4"/>
      <text:list xml:id="list38512611" text:continue-numbering="true" text:style-name="L4">
        <text:list-item>
          <text:p text:style-name="P11"><text:soft-page-break/>Usunięcie nieistniejącego wypożyczenia</text:p>
          <text:p text:style-name="P16">Kroki:</text:p>
        </text:list-item>
      </text:list>
      <text:p text:style-name="P15"><text:tab/>Wysłanie żądania DELETE/rents/?userId=&amp;id=9999</text:p>
      <text:p text:style-name="P15"><text:tab/>Oczekiwany rezultat:</text:p>
      <text:p text:style-name="P15"><text:tab/>Status 404 Not Found</text:p>
      <text:p text:style-name="P15"/>
      <text:list xml:id="list38517609" text:continue-numbering="true" text:style-name="L4">
        <text:list-item>
          <text:p text:style-name="P11">Edge case – expirationDate &lt; loanDate</text:p>
        </text:list-item>
      </text:list>
      <text:p text:style-name="P6">Kroki:</text:p>
      <text:p text:style-name="P6">Wysłanie żądania POST/rents/ z datą zwrotu wcześniejszą niż data wypożyczenia</text:p>
      <text:p text:style-name="P6">Oczekiwany rezultat:</text:p>
      <text:p text:style-name="P6">Status 400 Bad Request</text:p>
      <text:p text:style-name="P4"/>
      <text:list xml:id="list38505756" text:continue-numbering="true" text:style-name="L4">
        <text:list-item>
          <text:p text:style-name="P11">Edge case – bardzo długi customertName</text:p>
        </text:list-item>
      </text:list>
      <text:p text:style-name="P6">Kroki:</text:p>
      <text:p text:style-name="P6">Wysłanie żądania POST/rents/ z bardzo długą nazwą klienta</text:p>
      <text:p text:style-name="P6">Oczekiwany rezultat:</text:p>
      <text:p text:style-name="P6">Status 400 Bad Request</text:p>
      <text:p text:style-name="P2"/>
      <text:list xml:id="list38509283" text:continue-numbering="true" text:style-name="L4">
        <text:list-item>
          <text:p text:style-name="P11">Walidacja pustych dat</text:p>
        </text:list-item>
      </text:list>
      <text:p text:style-name="P6">Kroki:</text:p>
      <text:p text:style-name="P6">Wysłanie żądania POST/rents/ bez dat</text:p>
      <text:p text:style-name="P6">Oczekiwany rezultat:</text:p>
      <text:p text:style-name="P6">Status 400 Bad Request</text:p>
      <text:p text:style-name="P2"/>
      <text:list xml:id="list38515188" text:continue-numbering="true" text:style-name="L4">
        <text:list-item>
          <text:p text:style-name="P11">Edge case - strefa czasowa – różne timezony (BUG)</text:p>
        </text:list-item>
      </text:list>
      <text:p text:style-name="P6">Kroki:</text:p>
      <text:p text:style-name="P6">Wysłanie żądania POST/rents/ z datami w różnych strefach czasowych</text:p>
      <text:p text:style-name="P6">Oczekiwany rezultat:</text:p>
      <text:p text:style-name="P6">Status 200 OK </text:p>
      <text:p text:style-name="P2"/>
      <text:list xml:id="list38506730" text:continue-numbering="true" text:style-name="L4">
        <text:list-item>
          <text:p text:style-name="P11">Edge case - wypożyczenie już zajętego egzemplarza</text:p>
        </text:list-item>
      </text:list>
      <text:p text:style-name="P6">Kroki:</text:p>
      <text:p text:style-name="P6">Wysłanie żądania POST/rents/ dla egzemplarza o statusie Rented</text:p>
      <text:p text:style-name="P6">Oczekiwany rezultat:</text:p>
      <text:p text:style-name="P6">Status 400 Bad Request</text:p>
      <text:p text:style-name="P6"/>
      <text:list xml:id="list38508538" text:continue-numbering="true" text:style-name="L4">
        <text:list-item>
          <text:p text:style-name="P11">Brak autoryzacji</text:p>
        </text:list-item>
      </text:list>
      <text:p text:style-name="P6">Kroki:</text:p>
      <text:p text:style-name="P6">Wysłanie żądania POST/rents/ bez logowania</text:p>
      <text:p text:style-name="P6">Oczekiwany rezultat:</text:p>
      <text:p text:style-name="P6">Status 401 Unauthorized</text:p>
      <text:p text:style-name="P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4T17:45:24.73</meta:creation-date>
    <dc:date>2026-03-31T18:23:39.81</dc:date>
    <meta:editing-duration>P3DT1H30M31S</meta:editing-duration>
    <meta:editing-cycles>12</meta:editing-cycles>
    <meta:generator>OpenOffice/4.1.16$Win32 OpenOffice.org_project/4116m3$Build-9816</meta:generator>
    <meta:print-date>2026-03-31T17:18:01.17</meta:print-date>
    <meta:document-statistic meta:table-count="0" meta:image-count="0" meta:object-count="0" meta:page-count="6" meta:paragraph-count="235" meta:word-count="845" meta:character-count="6303"/>
  </office:meta>
</office:document-meta>
</file>